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color="#127622" loext:opacity="100%" fo:font-size="24pt" style:text-underline-style="solid" style:text-underline-width="auto" style:text-underline-color="font-color" officeooo:paragraph-rsid="000bdc4f" style:font-size-asian="24pt" style:font-size-complex="24pt"/>
    </style:style>
    <style:style style:name="P2" style:family="paragraph" style:parent-style-name="Text_20_body">
      <style:text-properties officeooo:rsid="000bdc4f" officeooo:paragraph-rsid="000bdc4f"/>
    </style:style>
    <style:style style:name="P3" style:family="paragraph" style:parent-style-name="Text_20_body" style:list-style-name="L1">
      <style:text-properties officeooo:rsid="000bdc4f" officeooo:paragraph-rsid="000bdc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🧺 La liste de courses incroyable 🧺</text:p>
      <text:p text:style-name="P2"/>
      <text:p text:style-name="P2">{#each listeCourses as élément}</text:p>
      <text:list xml:id="list1745026209" text:style-name="L1">
        <text:list-item>
          <text:p text:style-name="P3">{élément}</text:p>
        </text:list-item>
      </text:list>
      <text:p text:style-name="P2">{/each}</text:p>
      <text:p text:style-name="P2"/>
      <text:h text:style-name="Heading_20_1" text:outline-level="1">2ème essai</text:h>
      <text:p text:style-name="P2"/>
      <text:list text:continue-numbering="true" text:style-name="L1">
        <text:list-item>
          <text:p text:style-name="P3">{#each listeCourses as élément}</text:p>
        </text:list-item>
        <text:list-item>
          <text:p text:style-name="P3">{élément}</text:p>
        </text:list-item>
        <text:list-item>
          <text:p text:style-name="P3">{/each}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4:42:44.343587126</meta:creation-date>
    <dc:date>2025-04-03T11:03:34.500836598</dc:date>
    <meta:editing-duration>PT1M26S</meta:editing-duration>
    <meta:editing-cycles>3</meta:editing-cycles>
    <meta:generator>LibreOffice/24.8.6.2$Linux_X86_64 LibreOffice_project/d50be90c1d90f0f90a5235ffcbbafbbfa38a83c2</meta:generator>
    <meta:document-statistic meta:table-count="0" meta:image-count="0" meta:object-count="0" meta:page-count="1" meta:paragraph-count="8" meta:word-count="25" meta:character-count="142" meta:non-whitespace-character-count="129"/>
  </office:meta>
</office:document-meta>
</file>